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36e9" officeooo:paragraph-rsid="001236e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CAPA MAC</text:p>
      <text:p text:style-name="P1"/>
      <text:p text:style-name="P1"/>
      <text:p text:style-name="P1"/>
      <text:p text:style-name="P1">1.- Investiga y explica cómo se utilizan los campos de dirección de la trama IEEE 802.11 cuando se quiere enviar una trama desde una estación WiFi a un PC de una red Ethernet a través de un AP.</text:p>
      <text:p text:style-name="P1"/>
      <text:p text:style-name="P2">Protocol Versión: es un campo de longitud 2 bit, su valor por</text:p>
      <text:p text:style-name="P2">defecto es 0 y todos los demás valores están reservados para versiones</text:p>
      <text:p text:style-name="P2">futuras del protocolo.</text:p>
      <text:p text:style-name="P2"/>
      <text:p text:style-name="P2">Type y Subtype: el campo Type tiene longitud 2 bit y el Subtype</text:p>
      <text:p text:style-name="P2">o</text:p>
      <text:p text:style-name="P2">4 bit. Juntos identifican si la trama es de gestión, de control o de datos.</text:p>
      <text:p text:style-name="P2">En particular, los valores del campo Type pueden ser 00 que identifica</text:p>
      <text:p text:style-name="P2">un Management frame, 01 para un Control frame, 10 para un Data frame</text:p>
      <text:p text:style-name="P2">y 11 si está reservado [5]:</text:p>
      <text:p text:style-name="P2">-</text:p>
      <text:p text:style-name="P2">Trama de datos (Data Frames): para la transmisión de las</text:p>
      <text:p text:style-name="P2">unidades informativas.</text:p>
      <text:p text:style-name="P2">-</text:p>
      <text:p text:style-name="P2">Trama de control (Control Frames): para el control del</text:p>
      <text:p text:style-name="P2">acceso al medio.</text:p>
      <text:p text:style-name="P2">-</text:p>
      <text:p text:style-name="P2">Trama de gestión (Management Frames): utilizadas para</text:p>
      <text:p text:style-name="P2">intercambiar información sobre la gestión de la conexión.</text:p>
      <text:p text:style-name="P2">o</text:p>
      <text:p text:style-name="P2">To DS: es un campo de 1 bit, y vale 1 para las tramas destinadas</text:p>
      <text:p text:style-name="P2">al DS, sino 0.</text:p>
      <text:p text:style-name="P2">o</text:p>
      <text:p text:style-name="P2">From DS: es un campo de 1 bit, y vale 1 para las tramas</text:p>
      <text:p text:style-name="P2">provenientes de un DS, sino un 0.</text:p>
      <text:p text:style-name="P2">o</text:p>
      <text:p text:style-name="P2">More Fragments: es un campo de 1 bit, y vale 1 en todas las</text:p>
      <text:p text:style-name="P2">tramas de datos o de gestión que tienen fragmentos de la MSDU, sino</text:p>
      <text:p text:style-name="P2">vale 0.</text:p>
      <text:p text:style-name="P2">o</text:p>
      <text:p text:style-name="P2">Retry: es un campo de 1 bit, y vale 1 en todas las tramas de datos</text:p>
      <text:p text:style-name="P2">o de gestión que son retransmitidas en un mismo frame, sino vale 0.</text:p>
      <text:p text:style-name="P2">Esta información la usan las estaciones receptoras para eliminar las</text:p>
      <text:p text:style-name="P2">tramas duplicadas.</text:p>
      <text:p text:style-name="P2">o</text:p>
      <text:p text:style-name="P2">Power Management: es un campo de 1 bit e indica el estado de</text:p>
      <text:p text:style-name="P2">energía en la que se encontrará la estación después de haber</text:p>
      <text:p text:style-name="P2">completado la secuencia de intercambios de tramas.</text:p>
      <text:p text:style-name="P2">o</text:p>
      <text:p text:style-name="P2">More Data: es un campo de longitud 1 bit y si está a 1 indica que</text:p>
      <text:p text:style-name="P2">hay otras MSDU que están para ser enviadas a la estación receptora.</text:p>
      <text:p text:style-name="P2">o</text:p>
      <text:p text:style-name="P2">WEP: está puesto a 1 si el campo frame body contiene</text:p>
      <text:p text:style-name="P2">informaciones que están codificadas mediante algoritmo WEP.</text:p>
      <text:p text:style-name="P2">o</text:p>
      <text:p text:style-name="P2">Order: si está puesto a 1 indica a la estación receptora que procese</text:p>
      <text:p text:style-name="P2">los datos según el orden de llegada.</text:p>
      <text:p text:style-name="P2">15Capítulo 2. Estándar IEEE 802.11</text:p>
      <text:p text:style-name="P2">• DURATION/ID: es un campo de longitud 16 bit e indica el tiempo (en</text:p>
      <text:p text:style-name="P2"><text:soft-page-break/>microsegundos) por el cual el canal estará ocupado hasta que llegue una</text:p>
      <text:p text:style-name="P2">transmisión correcta de una MPDU. En las tramas de control de tipo Power Save-</text:p>
      <text:p text:style-name="P2">Poll el campo contiene un identificador de asociación de la estación que ha</text:p>
      <text:p text:style-name="P2">trasmitido la trama.</text:p>
      <text:p text:style-name="P2"/>
      <text:p text:style-name="P2">• ADDRESS 1, 2, 3 y 4: son cuatro campos que contienen una dirección en el</text:p>
      <text:p text:style-name="P2">formato de la trama MAC y se utilizan para indicar el Basic Service Set Identifier</text:p>
      <text:p text:style-name="P2">(BSSID), el Destination Address (DA), el Source Address (SA), el Receiver</text:p>
      <text:p text:style-name="P2">Address (RA) y el Transmitter Address (TA).</text:p>
      <text:p text:style-name="P2"/>
      <text:p text:style-name="P2">• SEQUENCE CONTROL: es un campo de 16 bit que a su vez está</text:p>
      <text:p text:style-name="P2">formado por dos campos: </text:p>
      <text:p text:style-name="P2"/>
      <text:p text:style-name="P2">o Sequence Number: indica el número de secuencia de una MSDU</text:p>
      <text:p text:style-name="P2">que le viene atribuido por un contador de incremento unitario 4096.</text:p>
      <text:p text:style-name="P2">El Sequence Number permanece invariante en todas las</text:p>
      <text:p text:style-name="P2">retransmisiones y para todos los fragmentos de una MSDU.</text:p>
      <text:p text:style-name="P2"/>
      <text:p text:style-name="P2">o Fragment Number: indica el número del fragmento de una</text:p>
      <text:p text:style-name="P2">MSDU. Vale 0 para el primer fragmento y se queda igual en todas las</text:p>
      <text:p text:style-name="P2">retransmisiones del mismo segmento.</text:p>
      <text:p text:style-name="P2"/>
      <text:p text:style-name="P2">• FRAME BODY: es un campo de longitud variable; su longitud mínima es</text:p>
      <text:p text:style-name="P2">de 0 byte y la máxima de 2312 byte. Estas contienen información específica al</text:p>
      <text:p text:style-name="P2">tipo de trama.</text:p>
      <text:p text:style-name="P2">• FCS: campo de 32 byte que contiene el código CRC a 32 bit que viene</text:p>
      <text:p text:style-name="P2">calculado sobre todos los campos de la cabecera más el campo Frame Body.</text:p>
      <text:p text:style-name="P1"/>
      <text:p text:style-name="P1">2.- Tenemos un AP que no deja que se asocien más de 10 dispositivos a la vez. ¿Qué puede estar pasando?</text:p>
      <text:p text:style-name="P1"/>
      <text:p text:style-name="P3">Sobrecarga de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3:26:51.895608079</meta:creation-date>
    <dc:date>2019-04-08T14:12:17.304187072</dc:date>
    <meta:editing-duration>PT15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662" meta:character-count="3483" meta:non-whitespace-character-count="2894"/>
  </office:meta>
</office:document-meta>
</file>